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Example Images Metadata</text:p>
      <text:p text:style-name="Standard"/>
      <text:p text:style-name="Standard">| Filename <text:s text:c="16"/>| Day | Temperature (°C) | Description <text:s text:c="46"/>|</text:p>
      <text:p text:style-name="Standard">|--------------------------|-----|------------------|-----------------------------------------------------------|</text:p>
      <text:p text:style-name="Standard">| example_D3_22.png <text:s text:c="7"/>| 3 <text:s text:c="2"/>| 22 <text:s text:c="14"/>| Representative image from Day 3 under 22°C treatment <text:s text:c="5"/>|</text:p>
      <text:p text:style-name="Standard">| example_D3_24.png <text:s text:c="7"/>| 3 <text:s text:c="2"/>| 24 <text:s text:c="14"/>| Representative image from Day 3 under 24°C treatment <text:s text:c="5"/>|</text:p>
      <text:p text:style-name="Standard">| example_D3_26.png <text:s text:c="7"/>| 3 <text:s text:c="2"/>| 26 <text:s text:c="14"/>| Representative image from Day 3 under 26°C treatment <text:s text:c="5"/>|</text:p>
      <text:p text:style-name="Standard"/>
      <text:p text:style-name="Standard">These images are provided as examples for visual inspection and reproducibility testing. They were selected to illustrate typical pseudo-periphyton colonization patterns under each temperature condi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4:00:53.497918360</meta:creation-date>
    <dc:date>2025-05-12T14:01:42.911256983</dc:date>
    <meta:editing-duration>PT51S</meta:editing-duration>
    <meta:editing-cycles>1</meta:editing-cycles>
    <meta:document-statistic meta:table-count="0" meta:image-count="0" meta:object-count="0" meta:page-count="1" meta:paragraph-count="7" meta:word-count="92" meta:character-count="794" meta:non-whitespace-character-count="567"/>
    <meta:generator>LibreOffice/24.2.7.2$Linux_X86_64 LibreOffice_project/420$Build-2</meta:generator>
  </office:meta>
</office:document-meta>
</file>